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style:font-name="Times New Roman" fo:font-size="12pt" fo:font-style="italic" fo:font-weight="normal" officeooo:rsid="002b6fe1" officeooo:paragraph-rsid="000ed103" style:font-size-asian="12pt" style:font-style-asian="italic" style:font-weight-asian="normal" style:font-size-complex="12pt" style:font-style-complex="italic" style:font-weight-complex="normal"/>
    </style:style>
    <style:style style:name="P2" style:family="paragraph" style:parent-style-name="Text_20_body">
      <style:paragraph-properties fo:line-height="100%" fo:text-align="justify" style:justify-single-word="false"/>
      <style:text-properties style:font-name="Times New Roman" fo:font-size="12pt" fo:font-weight="normal" officeooo:rsid="0035bd8a" officeooo:paragraph-rsid="000ed103" style:font-size-asian="12pt" style:font-weight-asian="normal" style:font-size-complex="12pt" style:font-weight-complex="normal"/>
    </style:style>
    <style:style style:name="P3" style:family="paragraph" style:parent-style-name="Text_20_body" style:list-style-name="L1">
      <style:paragraph-properties fo:text-align="justify" style:justify-single-word="false"/>
      <style:text-properties style:font-name="Times New Roman" fo:font-size="12pt" fo:font-weight="normal" officeooo:rsid="00254d40" officeooo:paragraph-rsid="000ed103" style:font-size-asian="12pt" style:font-weight-asian="normal" style:font-size-complex="12pt" style:font-weight-complex="normal"/>
    </style:style>
    <style:style style:name="P4" style:family="paragraph" style:parent-style-name="Text_20_body">
      <style:paragraph-properties fo:text-align="justify" style:justify-single-word="false"/>
      <style:text-properties style:font-name="Times New Roman" fo:font-size="12pt" fo:font-weight="normal" officeooo:rsid="00254d40" officeooo:paragraph-rsid="000ed103" style:font-size-asian="12pt" style:font-weight-asian="normal" style:font-size-complex="12pt" style:font-weight-complex="normal"/>
    </style:style>
    <style:style style:name="P5" style:family="paragraph" style:parent-style-name="Text_20_body" style:list-style-name="L1">
      <style:paragraph-properties fo:text-align="justify" style:justify-single-word="false"/>
      <style:text-properties style:font-name="Times New Roman" fo:font-size="12pt" fo:font-weight="normal" officeooo:rsid="0023e81b" officeooo:paragraph-rsid="000ed103" style:font-size-asian="12pt" style:font-weight-asian="normal" style:font-size-complex="12pt" style:font-weight-complex="normal"/>
    </style:style>
    <style:style style:name="P6" style:family="paragraph" style:parent-style-name="Text_20_body">
      <style:paragraph-properties fo:text-align="justify" style:justify-single-word="false"/>
      <style:text-properties style:font-name="Times New Roman" fo:font-size="12pt" fo:font-weight="normal" officeooo:rsid="0027be2d" officeooo:paragraph-rsid="000ed103" style:font-size-asian="12pt" style:font-weight-asian="normal" style:font-size-complex="12pt" style:font-weight-complex="normal"/>
    </style:style>
    <style:style style:name="P7" style:family="paragraph" style:parent-style-name="Text_20_body">
      <style:paragraph-properties fo:text-align="justify" style:justify-single-word="false"/>
      <style:text-properties style:font-name="Times New Roman" fo:font-size="12pt" fo:font-weight="normal" officeooo:rsid="00294bb8" officeooo:paragraph-rsid="000ed103" style:font-size-asian="12pt" style:font-weight-asian="normal" style:font-size-complex="12pt" style:font-weight-complex="normal"/>
    </style:style>
    <style:style style:name="P8" style:family="paragraph" style:parent-style-name="Text_20_body" style:list-style-name="L3">
      <style:paragraph-properties fo:text-align="justify" style:justify-single-word="false"/>
      <style:text-properties style:font-name="Times New Roman" fo:font-size="12pt" fo:font-weight="normal" officeooo:rsid="002b30da" officeooo:paragraph-rsid="000ed103" style:font-size-asian="12pt" style:font-weight-asian="normal" style:font-size-complex="12pt" style:font-weight-complex="normal"/>
    </style:style>
    <style:style style:name="P9" style:family="paragraph" style:parent-style-name="Text_20_body" style:list-style-name="L3">
      <style:paragraph-properties fo:text-align="justify" style:justify-single-word="false"/>
      <style:text-properties style:font-name="Times New Roman" fo:font-size="12pt" fo:font-weight="normal" officeooo:rsid="003e2e28" officeooo:paragraph-rsid="000ed103" style:font-size-asian="12pt" style:font-weight-asian="normal" style:font-size-complex="12pt" style:font-weight-complex="normal"/>
    </style:style>
    <style:style style:name="P10" style:family="paragraph" style:parent-style-name="Text_20_body" style:list-style-name="L3">
      <style:paragraph-properties fo:text-align="justify" style:justify-single-word="false"/>
      <style:text-properties style:font-name="Times New Roman" fo:font-size="12pt" fo:font-weight="normal" officeooo:rsid="002b6fe1" officeooo:paragraph-rsid="000ed103" style:font-size-asian="12pt" style:font-weight-asian="normal" style:font-size-complex="12pt" style:font-weight-complex="normal"/>
    </style:style>
    <style:style style:name="P11" style:family="paragraph" style:parent-style-name="Text_20_body">
      <style:paragraph-properties fo:text-align="justify" style:justify-single-word="false"/>
      <style:text-properties style:font-name="Times New Roman" fo:font-size="12pt" fo:font-weight="normal" officeooo:rsid="0027be2d" officeooo:paragraph-rsid="000ed103" style:font-size-asian="10.5pt" style:font-weight-asian="normal" style:font-size-complex="12pt" style:font-weight-complex="normal"/>
    </style:style>
    <style:style style:name="P12" style:family="paragraph" style:parent-style-name="Text_20_body">
      <style:paragraph-properties fo:text-align="justify" style:justify-single-word="false"/>
      <style:text-properties style:font-name="Times New Roman" fo:font-size="12pt" fo:font-weight="bold" officeooo:rsid="00386441" officeooo:paragraph-rsid="000ed103" style:font-size-asian="10.5pt" style:font-weight-asian="bold" style:font-size-complex="12pt" style:font-weight-complex="bold"/>
    </style:style>
    <style:style style:name="P13" style:family="paragraph" style:parent-style-name="Text_20_body" style:list-style-name="L3">
      <style:paragraph-properties fo:text-align="justify" style:justify-single-word="false"/>
      <style:text-properties style:font-name="Times New Roman" fo:font-size="12pt" fo:font-style="normal" fo:font-weight="normal" officeooo:rsid="002b30da" officeooo:paragraph-rsid="000ed103" style:font-size-asian="12pt" style:font-style-asian="normal" style:font-weight-asian="normal" style:font-size-complex="12pt" style:font-style-complex="normal" style:font-weight-complex="normal"/>
    </style:style>
    <style:style style:name="P14" style:family="paragraph" style:parent-style-name="Text_20_body" style:list-style-name="L3">
      <style:paragraph-properties fo:text-align="justify" style:justify-single-word="false"/>
      <style:text-properties style:font-name="Times New Roman" fo:font-size="12pt" fo:font-style="normal" fo:font-weight="normal" officeooo:rsid="002b6fe1" officeooo:paragraph-rsid="000ed103" style:font-size-asian="12pt" style:font-style-asian="normal" style:font-weight-asian="normal" style:font-size-complex="12pt" style:font-style-complex="normal" style:font-weight-complex="normal"/>
    </style:style>
    <style:style style:name="P15" style:family="paragraph" style:parent-style-name="Text_20_body">
      <style:paragraph-properties fo:text-align="justify" style:justify-single-word="false"/>
      <style:text-properties style:font-name="Times New Roman" fo:font-size="15pt" fo:font-weight="bold" officeooo:rsid="0026949d" officeooo:paragraph-rsid="000ed103" style:font-size-asian="15pt" style:font-weight-asian="bold" style:font-size-complex="15pt" style:font-weight-complex="bold"/>
    </style:style>
    <style:style style:name="P16" style:family="paragraph" style:parent-style-name="Text_20_body">
      <style:paragraph-properties fo:text-align="justify" style:justify-single-word="false"/>
      <style:text-properties style:font-name="Times New Roman" fo:font-size="14pt" fo:font-weight="bold" officeooo:rsid="0026949d" officeooo:paragraph-rsid="000ed103" style:font-size-asian="14pt" style:font-weight-asian="bold" style:font-size-complex="14pt" style:font-weight-complex="bold"/>
    </style:style>
    <style:style style:name="P17" style:family="paragraph" style:parent-style-name="Text_20_body">
      <style:paragraph-properties fo:text-align="justify" style:justify-single-word="false"/>
      <style:text-properties style:font-name="Times New Roman" fo:font-size="14pt" fo:font-weight="bold" officeooo:rsid="002b30da" officeooo:paragraph-rsid="000ed103" style:font-size-asian="14pt" style:font-weight-asian="bold" style:font-size-complex="14pt" style:font-weight-complex="bold"/>
    </style:style>
    <style:style style:name="P18" style:family="paragraph" style:parent-style-name="Text_20_body">
      <style:paragraph-properties fo:text-align="justify" style:justify-single-word="false"/>
      <style:text-properties style:font-name="Times New Roman" fo:font-size="14pt" fo:font-weight="bold" officeooo:rsid="0027be2d" officeooo:paragraph-rsid="000ed103" style:font-size-asian="12.25pt" style:font-weight-asian="bold" style:font-size-complex="14pt" style:font-weight-complex="bold"/>
    </style:style>
    <style:style style:name="P19" style:family="paragraph" style:parent-style-name="Text_20_body">
      <style:paragraph-properties fo:text-align="justify" style:justify-single-word="false"/>
      <style:text-properties style:font-name="Times New Roman" fo:font-size="14pt" fo:font-weight="normal" officeooo:rsid="002b30da" officeooo:paragraph-rsid="000ed103" style:font-size-asian="14pt" style:font-weight-asian="normal" style:font-size-complex="14pt" style:font-weight-complex="normal"/>
    </style:style>
    <style:style style:name="T1" style:family="text">
      <style:text-properties officeooo:rsid="00377b43"/>
    </style:style>
    <style:style style:name="T2" style:family="text">
      <style:text-properties officeooo:rsid="0026949d"/>
    </style:style>
    <style:style style:name="T3" style:family="text">
      <style:text-properties officeooo:rsid="003a1b1b"/>
    </style:style>
    <style:style style:name="T4" style:family="text">
      <style:text-properties officeooo:rsid="002b30da"/>
    </style:style>
    <style:style style:name="T5" style:family="text">
      <style:text-properties officeooo:rsid="00386441"/>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ropuesta de Servicios</text:p>
      <text:p text:style-name="P16">Introducción</text:p>
      <text:p text:style-name="P2">Strategic Ents, L.L.C. es una entidad dedicada a re-diseñar formas de comunicación intra-organizacional mediante <text:span text:style-name="T1">la implementación</text:span> y manejo de los sistemas de información. Ofrecemos el apoyo técnico que necesitan los negocios en crecimiento con necesidades de automatización y simiplicación de los procesos clericales. También proveemos una serie de servicios proactivos que mantienen sus computadoras corriendo, sus empleados productivos y su empresa en cumplimiento regulatorio.</text:p>
      <text:p text:style-name="P4">Tener un sistema de información diseñado a las medidas de su empresa provee muchos beneficios como:</text:p>
      <text:list xml:id="list1823062064353788872" text:style-name="L1">
        <text:list-item>
          <text:p text:style-name="P5">Simplificación de procesos</text:p>
        </text:list-item>
        <text:list-item>
          <text:p text:style-name="P5">Evitar pérdida de data</text:p>
        </text:list-item>
        <text:list-item>
          <text:p text:style-name="P5">Mejor manejo administrativo</text:p>
        </text:list-item>
        <text:list-item>
          <text:p text:style-name="P5">Competitividad </text:p>
        </text:list-item>
        <text:list-item>
          <text:p text:style-name="P3">Productividad</text:p>
        </text:list-item>
        <text:list-item>
          <text:p text:style-name="P3">Automatización</text:p>
        </text:list-item>
        <text:list-item>
          <text:p text:style-name="P3">Reducción de gastos en materiales de oficina</text:p>
        </text:list-item>
        <text:list-item>
          <text:p text:style-name="P3">Cohesión</text:p>
        </text:list-item>
      </text:list>
      <text:p text:style-name="P4"/>
      <text:p text:style-name="P4">Nuestra meta es convertirnos en su consultor oficial de tecnología <text:span text:style-name="T2">con el enfoque de poder proveer la mejor solución posible al menor costo posible. Evaluamos las necesidades actuales y futuras del negocio para poder acercarnos de la mejor forma posible a sus metas empresariales. Strategic Ents, L.L.C. le ahorrará a su empresa mucho tiempo y dinero mediante el mejor uso y entendimiento de las tecnologías.</text:span></text:p>
      <text:p text:style-name="P4"/>
      <text:p text:style-name="P6"/>
      <text:p text:style-name="P18">Servicios de Administración de Sistemas</text:p>
      <text:p text:style-name="P12">Planificación e implementación</text:p>
      <text:p text:style-name="P11">Los servicios de administración de sistemas incluyen dos facetas: instalación y mantenimiento. La faceta de instalación es el proceso mediante el cual se evalúan las necesidades <text:span text:style-name="T1">empresariales del cliente y</text:span> se <text:span text:style-name="T3">crea</text:span> a un modelo de la red con <text:span text:style-name="T3">plan de implementación </text:span>para luego ser <text:span text:style-name="T3">ejecutado</text:span>.</text:p>
      <text:p text:style-name="P7"><text:soft-page-break/>Durante la implementación inicial, el equipo de Strategic Ents, L.L.C. discutirá con el cliente todos los pasos del proceso de implementación antes de comenzar. Luego de finalizada la implementación <text:s/><text:span text:style-name="T4">se instalarán las herramientas necesarias para que el administrador de sistemas pueda tener acceso remoto al servervidor y las computadoras clientes. Finalmente todas las formas de acceso a los sistemas se documentan y se le entregan al cliente.</text:span></text:p>
      <text:p text:style-name="P12">Mantenimiento</text:p>
      <text:p text:style-name="P11">La faceta de mantenimiento es<text:span text:style-name="T3">ta</text:span> relacionada a todos los servicios que se proveen ya el sistema está instalado y corriendo. <text:span text:style-name="T5">Los sistemas de inforación necesitan un mantenimiento rutinario para mantener su rendimiento. Si no se mantiene, la infraestructura informática se deteriora, los discos duros fallan, los suplidores de corriente fallan, inclusive el software falla, la data se pierde y los negocios se ven obligados a hacer grandes inversiones en equipos nuevos. Con un servicio de mantenimiento efectivo la perdida de dinero por fallas tecnológicas se reduce a un mínimo. Nuestro servicio, además de ser efectivo en su implementación, hace que el equipo rinda más al recibir el tratamiento necesario para extender e inclusive superar su tiempo de vida útil. De esta y muchas otras formas nuestro servicio de mantenimiento le ahorra dinero al cliente. </text:span></text:p>
      <text:p text:style-name="P19"/>
      <text:p text:style-name="P17">Servicios de Mantenimiento de Sistemas</text:p>
      <text:list xml:id="list2119102473767299755" text:style-name="L3">
        <text:list-item>
          <text:p text:style-name="P8">Manejo centralizado y seguro de las cuentas de usuarios</text:p>
        </text:list-item>
        <text:list-item>
          <text:p text:style-name="P8">Manejo de los <text:span text:style-name="T6">updates </text:span><text:span text:style-name="T7">de seguridad de los sistemas</text:span></text:p>
        </text:list-item>
        <text:list-item>
          <text:p text:style-name="P9"><text:span text:style-name="T7">Manejo de </text:span><text:span text:style-name="T6">backups</text:span><text:span text:style-name="T7"> de la información privilegiada de la corporación</text:span></text:p>
        </text:list-item>
        <text:list-item>
          <text:p text:style-name="P13">Manejo e instalación de software en las computadoras clientes</text:p>
        </text:list-item>
        <text:list-item>
          <text:p text:style-name="P13">Manejo de configuración de la red</text:p>
        </text:list-item>
        <text:list-item>
          <text:p text:style-name="P13">Monitoreo del tráfico de internet</text:p>
        </text:list-item>
        <text:list-item>
          <text:p text:style-name="P13">Manejo y reemplazo de discos duros</text:p>
        </text:list-item>
        <text:list-item>
          <text:p text:style-name="P14">Acceso remoto de los empleados</text:p>
        </text:list-item>
        <text:list-item>
          <text:p text:style-name="P14">Protección de data contra accidentes</text:p>
        </text:list-item>
        <text:list-item>
          <text:p text:style-name="P14">Arreglo de equipos dañados</text:p>
        </text:list-item>
        <text:list-item>
          <text:p text:style-name="P10">Coordinación de soporte con <text:span text:style-name="T6">Third-Party software </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6T21:12:49.800133418</meta:creation-date>
    <dc:date>2017-04-06T21:13:22.960454388</dc:date>
    <meta:editing-duration>PT33S</meta:editing-duration>
    <meta:editing-cycles>1</meta:editing-cycles>
    <meta:document-statistic meta:table-count="0" meta:image-count="0" meta:object-count="0" meta:page-count="2" meta:paragraph-count="31" meta:word-count="524" meta:character-count="3392" meta:non-whitespace-character-count="2914"/>
    <meta:generator>LibreOffice/5.1.6.2$Linux_X86_64 LibreOffice_project/10m0$Build-2</meta:generator>
  </office:meta>
</office:document-meta>
</file>